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7F810F4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5" style:family="paragraph">
      <style:text-properties fo:color="#ffffff" style:font-name="Segoe UI" fo:font-size="26pt" fo:text-shadow="1pt 1pt" style:font-size-asian="26pt" style:font-size-complex="26pt"/>
    </style:style>
    <style:style style:name="P6" style:family="paragraph">
      <style:paragraph-properties fo:margin-left="0cm" fo:margin-right="0cm" fo:margin-top="0cm" fo:margin-bottom="0cm" fo:text-indent="0.318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7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text-shadow="1pt 1pt" fo:font-weight="normal" style:font-size-asian="28pt" style:font-weight-asian="normal" style:font-size-complex="28pt" style:font-weight-complex="normal"/>
    </style:style>
    <style:style style:name="T3" style:family="text"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T4" style:family="text">
      <style:text-properties fo:color="#ffffff" style:text-position="33%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6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7" style:family="text">
      <style:text-properties fo:color="#000000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8" style:family="text">
      <style:text-properties fo:color="#ffffff" style:font-name="Segoe UI" fo:font-size="32pt" fo:text-shadow="1pt 1pt" style:font-size-asian="32pt" style:font-size-complex="32pt"/>
    </style:style>
    <style:style style:name="T9" style:family="text">
      <style:text-properties fo:color="#ffffff" style:text-position="33% 58%" style:font-name="Segoe UI1" fo:font-size="32pt" fo:text-shadow="1pt 1pt" style:font-name-asian="Segoe UI1" style:font-size-asian="32pt" style:font-name-complex="Segoe UI1" style:font-size-complex="32pt"/>
    </style:style>
    <style:style style:name="T10" style:family="text">
      <style:text-properties fo:color="#000000" style:font-name="Segoe UI1" fo:font-size="32pt" fo:text-shadow="1pt 1pt" style:font-name-asian="Segoe UI1" style:font-size-asian="32pt" style:font-name-complex="Segoe UI1" style:font-size-complex="32pt"/>
    </style:style>
    <style:style style:name="T11" style:family="text">
      <style:text-properties fo:color="#ffffff" style:font-name="Segoe UI" fo:font-size="26pt" fo:text-shadow="1pt 1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2.774cm" svg:x="1.27cm" svg:y="1.016cm">
          <draw:text-box>
            <text:p text:style-name="P1"><text:span text:style-name="T1">The Holy Gospel</text:span></text:p>
            <text:p text:style-name="P1"><text:span text:style-name="T2">John 1:6–8, 19–28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5" draw:layer="layout" svg:width="25.654cm" svg:height="7.766cm" svg:x="1.27cm" svg:y="1.016cm">
          <draw:text-box>
            <text:p text:style-name="P4"><text:span text:style-name="T4">6</text:span><text:span text:style-name="T5"> </text:span><text:span text:style-name="T6">There was a man sent from God, whose name was John. </text:span><text:span text:style-name="T4">7</text:span><text:span text:style-name="T5"> </text:span><text:span text:style-name="T6">He came as a witness, to bear witness about the light, that all might believe through him. </text:span><text:span text:style-name="T4">8</text:span><text:span text:style-name="T5"> </text:span><text:span text:style-name="T6">He was not the light, but came to bear witness about the light.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5" draw:layer="layout" svg:width="25.654cm" svg:height="6.263cm" svg:x="1.27cm" svg:y="1.016cm">
          <draw:text-box>
            <text:p text:style-name="P4"><text:span text:style-name="T4">19</text:span><text:span text:style-name="T5"> </text:span><text:span text:style-name="T6">And this is the testimony of John, when the Jews sent priests and Levites from Jerusalem to ask him, “Who are you?” </text:span><text:span text:style-name="T4">20</text:span><text:span text:style-name="T5"> </text:span><text:span text:style-name="T6">He confessed, and did not deny, but confessed, “I am not the Christ.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5" draw:layer="layout" svg:width="25.654cm" svg:height="9.269cm" svg:x="1.27cm" svg:y="0.762cm">
          <draw:text-box>
            <text:p text:style-name="P4"><text:span text:style-name="T4">21</text:span><text:span text:style-name="T5"> </text:span><text:span text:style-name="T6">And they asked him, “What then? Are you Elijah?” He said, “I am not.” “Are you the Prophet?” And he answered, “No.” </text:span><text:span text:style-name="T4">22</text:span><text:span text:style-name="T5"> </text:span><text:span text:style-name="T6">So they said to him, “Who are you? We need to give an answer to those who sent us. What do you say about yourself?” </text:span><text:span text:style-name="T3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1" draw:text-style-name="P5" draw:layer="layout" svg:width="25.654cm" svg:height="10.772cm" svg:x="1.27cm" svg:y="1.016cm">
          <draw:text-box>
            <text:p text:style-name="P6"><text:span text:style-name="T4">23</text:span><text:span text:style-name="T5"> </text:span><text:span text:style-name="T6">He said, “I am the voice of one crying out in the wilderness, ‘Make straight the way of the Lord,’ as the prophet Isaiah said.” </text:span><text:span text:style-name="T4">24</text:span><text:span text:style-name="T7"> </text:span><text:span text:style-name="T6">(Now they had been sent from the Pharisees.) </text:span><text:span text:style-name="T4">25</text:span><text:span text:style-name="T7"> </text:span><text:span text:style-name="T6">They asked him, “Then why are you baptizing, if you are neither the Christ, nor Elijah,</text:span></text:p>
            <text:p text:style-name="P6"><text:span text:style-name="T6">nor the Prophet?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1" draw:text-style-name="P5" draw:layer="layout" svg:width="25.654cm" svg:height="10.484cm" svg:x="1.27cm" svg:y="1.016cm">
          <draw:text-box>
            <text:p text:style-name="P7"><text:span text:style-name="T4">26</text:span><text:span text:style-name="T7"> </text:span><text:span text:style-name="T6">John answered them, “I baptize with</text:span><text:span text:style-name="T8"> water, but among you stands one you do not know, </text:span><text:span text:style-name="T9">27</text:span><text:span text:style-name="T10"> </text:span><text:span text:style-name="T8">even he who comes after me, the strap of whose sandal I am not worthy to untie.” </text:span><text:span text:style-name="T9">28</text:span><text:span text:style-name="T10"> </text:span><text:span text:style-name="T8">These things took place in</text:span><text:span text:style-name="T11"> </text:span><text:span text:style-name="T8">Bethany across the Jordan, where John was baptizing.</text:span></text:p>
            <text:p text:style-name="P7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7F810F4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3T16:18:23.596000000</meta:creation-date>
    <dc:title>Hymn template</dc:title>
    <meta:editing-duration>PT2M42S</meta:editing-duration>
    <meta:editing-cycles>2</meta:editing-cycles>
    <meta:generator>LibreOffice/4.3.4.1$Windows_x86 LibreOffice_project/bc356b2f991740509f321d70e4512a6a54c5f243</meta:generator>
    <meta:initial-creator>Arthur Hoch</meta:initial-creator>
    <dc:date>2014-12-13T16:31:16.719000000</dc:date>
    <dc:creator>Arthur Hoch</dc:creator>
    <meta:document-statistic meta:object-count="39"/>
    <meta:template xlink:type="simple" xlink:actuate="onRequest" xlink:title="Hymn template" xlink:href="../../AppData/Roaming/LibreOffice/4/user/template/Worship%20Templsates/Hymn%20template.otp" meta:date="2014-12-13T16:18:23.253000000"/>
  </office:meta>
</office:document-meta>
</file>